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otificationListenerRegistrar.setAgentId( String agent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tificationListenerRegistrar.afterPropertiesSe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NotificationListenerRegistrar.setServiceUrl( String ur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tificationListenerRegistrar.destroy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NotificationListenerRegistrar.prepare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2">
            <text:p text:style-name="Table_20_Contents">2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NotificationListenerRegistrar.setEnvironment( @ Nullable Map &lt; String , ? &gt; environ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tificationListenerRegistrar.getEnviron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tificationListenerRegistrar.setServer( MBeanServerConnection ser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